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1cm" svg:height="0.794cm" draw:transform="skewX (0.000174532925199436) rotate (-1.55264490257416) translate (5.41429994002809cm 2.3017037939883cm)" svg:viewBox="0 0 6212 795" svg:d="M119 704c340 31 2046 74 2767 85 718 10 2918 5 3291-2 128 3-131-713-244-713-369 1-1816 80-2652 86-837 11-2863-108-3219-160-122-15-43 694 57 704z">
          <text:p/>
        </draw:path>
        <draw:path draw:style-name="gr1" draw:text-style-name="P1" draw:layer="layout" svg:width="0.902cm" svg:height="0.661cm" draw:transform="skewX (0.001221730476396) rotate (-2.1556561591382) translate (5.5446239852611cm 2.3112958331612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8) rotate (-2.15652882376419) translate (5.5748736382087cm 8.23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5.685cm" svg:height="4.688cm" draw:transform="skewX (0.0003490658503988) rotate (-2.21011043180042) translate (11.8373771573971cm 4.3376371665244cm)" svg:viewBox="0 0 5686 4689" svg:d="M119 4076c534 0 1825 213 2780 370 955 158 1278 240 1763 243 484 3 1044-251 1023-741-41-959-471-3662-476-3822-4-158-942-211-899 103 44 315 525 3326 579 3674 52 346-476 213-1425 54-948-159-2625-483-3243-547-202 8-325 656-102 666z">
          <text:p/>
        </draw:path>
        <draw:path draw:style-name="gr1" draw:text-style-name="P1" draw:layer="layout" svg:width="0.902cm" svg:height="0.661cm" draw:transform="rotate (-2.15687788961459) translate (9.28845781206569cm 2.0049614417957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9.28962398526101cm 7.7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319cm" svg:height="5.291cm" draw:transform="skewX (-0.000349065850398809) rotate (2.21011043180042) translate (1.1753915988871cm 9.3124948088313cm)" svg:viewBox="0 0 5320 5292" svg:d="M5257 4319c-620 85-3143 632-3968 887-826 255-1173-89-1152-579 41-959-141-4403-137-4563 5-158 689 8 693 159-23 331 48 3622 22 3988-25 366 558 146 1574-111 1017-257 2088-442 2692-638 201 7 461 817 276 857z">
          <text:p/>
        </draw:path>
        <draw:path draw:style-name="gr1" draw:text-style-name="P1" draw:layer="layout" svg:width="0.902cm" svg:height="0.661cm" draw:transform="rotate (-2.15687788961459) translate (1.6724578120657cm 2.622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1.673623985261cm 8.6822958331612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5:15.93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